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color="#000000" style:font-name="Monospace" style:font-name-asian="Monospace" style:font-name-complex="Monospace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17.3249166666667cm"/>
    </style:style>
    <style:style style:name="co3" style:family="table-column">
      <style:table-column-properties fo:break-before="auto" style:column-width="17.3778333333333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1"/>
          <table:table-cell office:value-type="string" table:style-name="ce1">
            <text:p>Anglais</text:p>
          </table:table-cell>
          <table:table-cell office:value-type="string" table:style-name="ce1">
            <text:p>Français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4">
            <text:p>AskPreference</text:p>
          </table:table-cell>
          <table:table-cell office:value-type="string" table:style-name="ce3">
            <text:p>"What would you like?</text:p>
          </table:table-cell>
          <table:table-cell office:value-type="string" table:style-name="ce2">
            <text:p>où désires tu aller ?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What kind of<text:s/><text:span text:style-name="T2">criterion<text:s/></text:span>do you like ?</text:p>
          </table:table-cell>
          <table:table-cell office:value-type="string" table:style-name="ce2">
            <text:p>Quel type de<text:s/><text:span text:style-name="T2">criterion<text:s/></text:span>aimes tu ?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Do you like<text:s/><text:span text:style-name="T2">criterion topic (Do you like cheap restaurant ?)</text:span></text:p>
          </table:table-cell>
          <table:table-cell office:value-type="string" table:style-name="ce2">
            <text:p>Est que tu aimes les<text:s/><text:span text:style-name="T2">topic criterion (Est que tu aimes les restaurants pas cher?)</text:span>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tate preference</text:p>
          </table:table-cell>
          <table:table-cell office:value-type="string" table:style-name="ce2">
            <text:p>I [don’t ] like<text:s/><text:span text:style-name="T2">criterion topic (</text:span>I like japanese cuisine)</text:p>
          </table:table-cell>
          <table:table-cell office:value-type="string" table:style-name="ce2">
            <text:p>J’aime/ Je n’aime pas [le /la]<text:s/><text:span text:style-name="T2">topic</text:span><text:s/><text:span text:style-name="T2">criterion.<text:s/></text:span>J’aime la cuisine japonaise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2" table:style-name="ce5">
            <text:p>Propose</text:p>
          </table:table-cell>
          <table:table-cell office:value-type="string" table:style-name="ce1">
            <text:p>Let’s go to<text:s/><text:span text:style-name="T2">critetion topic (Let’s go to a cheap restaurant)</text:span></text:p>
          </table:table-cell>
          <table:table-cell office:value-type="string" table:style-name="ce1">
            <text:p>Allons à un<text:s/><text:span text:style-name="T2">topic critetion.</text:span>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1">
            <text:p>Let's go to the Kintaro restaurant. It's a cozy, expensive Japanese restaurant on the pere lachaise.</text:p>
          </table:table-cell>
          <table:table-cell office:value-type="string" table:style-name="ce1">
            <text:p>Allons au restautant Kintaro. c’est un restaurant japonais, cher, cosy situé à Pere lachai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ject</text:p>
          </table:table-cell>
          <table:table-cell office:value-type="string" table:style-name="ce1">
            <text:p>I'd rather choose something else</text:p>
          </table:table-cell>
          <table:table-cell office:value-type="string" table:style-name="ce1">
            <text:p>Je préfère choisir autre cho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ceptPropose</text:p>
          </table:table-cell>
          <table:table-cell office:value-type="string" table:style-name="ce1">
            <text:p>Okay. Thus, let's go to the Edokko . It's a lively, expensive Japanese restaurant on the pere lachaise.</text:p>
          </table:table-cell>
          <table:table-cell office:value-type="string" table:style-name="ce1">
            <text:p>D’accord. Donc, allons au restaurant Edokko. c’est un restaurant japonais, cher, cosy, situé à Pere lachais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ejectState</text:p>
          </table:table-cell>
          <table:table-cell office:value-type="string" table:style-name="ce1">
            <text:p>I don’t like<text:s/><text:span text:style-name="T2">criterion.<text:s/></text:span>Let’s choose something else</text:p>
          </table:table-cell>
          <table:table-cell office:value-type="string" table:style-name="ce1">
            <text:p>Je n’aime pas<text:s/><text:span text:style-name="T2">critere. Choisissons autre chose.</text:span></text:p>
          </table:table-cell>
          <table:table-cell table:number-columns-repeated="16381"/>
        </table:table-row>
        <table:table-row table:style-name="ro2">
          <table:table-cell office:value-type="string" table:number-columns-spanned="1" table:number-rows-spanned="3" table:style-name="ce5">
            <text:p>RejectPropose</text:p>
          </table:table-cell>
          <table:table-cell office:value-type="string" table:style-name="ce1">
            <text:p>I don’t want to go to<text:s/><text:span text:style-name="T2">proposal.<text:s/></text:span>Let’s rather go to<text:s/><text:span text:style-name="T2">proposal2</text:span></text:p>
          </table:table-cell>
          <table:table-cell office:value-type="string" table:style-name="ce1">
            <text:p>Je ne veux pas aller à<text:s/><text:span text:style-name="T2">proposal.<text:s/></text:span>Allons plutôt à<text:s/><text:span text:style-name="T2">proposal2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I don’t want to go to<text:s/><text:span text:style-name="T2">proposal.<text:s/></text:span>Let’s go to another<text:s/><text:span text:style-name="T2">proposal2</text:span></text:p>
          </table:table-cell>
          <table:table-cell office:value-type="string" table:style-name="ce1">
            <text:p>Je ne veux pas aller à proposal. Allons à un autre proposal2</text:p>
          </table:table-cell>
          <table:table-cell table:number-columns-repeated="1638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2">
          <table:table-cell office:value-type="string" table:number-columns-spanned="1" table:number-rows-spanned="4" table:style-name="ce5">
            <text:p>Accept</text:p>
          </table:table-cell>
          <table:table-cell office:value-type="string" table:style-name="ce1">
            <text:p>Okay, let’s go to<text:s/><text:span text:style-name="T2">proposal</text:span></text:p>
          </table:table-cell>
          <table:table-cell office:value-type="string" table:style-name="ce1">
            <text:p>D’accord, allons au<text:s/><text:span text:style-name="T2">proposal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You proposed<text:s/><text:span text:style-name="T2">proposal</text:span><text:s/>earlier. In the end that’s suits me fine</text:p>
          </table:table-cell>
          <table:table-cell office:value-type="string" table:style-name="ce6">
            <text:p>Tu avais proposé proposal précédemment. En fin de compte, ça me va bien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In the end, I prefer to go to<text:s/><text:span text:style-name="T2">proposal</text:span></text:p>
          </table:table-cell>
          <table:table-cell office:value-type="string" table:style-name="ce1">
            <text:p>Au final, je préfère aller au<text:s/><text:span text:style-name="T2">proposal</text:span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I prefer to go to a<text:s/><text:span text:style-name="T2">criterion,<text:s/></text:span>but not to the<text:s/><text:span text:style-name="T2">optionProp</text:span></text:p>
          </table:table-cell>
          <table:table-cell office:value-type="string" table:style-name="ce1">
            <text:p>Je veux aller à un restaurant<text:s/><text:span text:style-name="T2">criterion,<text:s/></text:span>mais pas au restaurant<text:s/><text:span text:style-name="T2">OptionProp</text:span>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onospace" svg:font-family="Monospace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dc:creator>PC</dc:creator>
    <meta:creation-date>2018-03-09T17:11:44Z</meta:creation-date>
    <dc:date>2018-03-11T20:59:29Z</dc:date>
    <meta:editing-cycles>3</meta:editing-cycles>
    <meta:editing-duration>PT0S</meta:editing-duration>
  </office:meta>
</office:document-meta>
</file>